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0.848cm" svg:height="17.351cm" svg:x="14.144cm" svg:y="4.084cm">
            <draw:object draw:notify-on-update-of-ranges="Sheet1.A1:Sheet1.A1 Sheet1.A2:Sheet1.A50 Sheet1.C1:Sheet1.C1 Sheet1.C2:Sheet1.C50 Sheet1.A1:Sheet1.A1 Sheet1.A2:Sheet1.A50 Sheet1.D1:Sheet1.D1 Sheet1.D2:Sheet1.D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Hour</text:p>
          </table:table-cell>
          <table:table-cell office:value-type="string" calcext:value-type="string">
            <text:p>Day Fraction</text:p>
          </table:table-cell>
          <table:table-cell office:value-type="string" calcext:value-type="string">
            <text:p>Value</text:p>
          </table:table-cell>
          <table:table-cell table:style-name="Default" office:value-type="string" calcext:value-type="string">
            <text:p>Sun up</text:p>
          </table:table-cell>
          <table:table-cell table:number-columns-repeated="3"/>
          <table:table-cell office:value-type="string" calcext:value-type="string">
            <text:p>Now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24" office:value-type="float" office:value="0" calcext:value-type="float">
            <text:p>0</text:p>
          </table:table-cell>
          <table:table-cell table:formula="of:=VMIN + (VMAX-VMIN) * IF([.B2]&lt;NOON; (1+TANH(K*([.B2]- (SUNRISE + X))))/2; (1+TANH(K*(SUNSET - ([.B2]+X))))/2)" office:value-type="float" office:value="0.00000005477674719367" calcext:value-type="float">
            <text:p>5.47767471936744E-08</text:p>
          </table:table-cell>
          <table:table-cell table:formula="of:=AND([.B2]&gt;SUNRISE; [.B2]&lt;SUNSET)" office:value-type="boolean" office:boolean-value="false" calcext:value-type="boolean">
            <text:p>FALSE</text:p>
          </table:table-cell>
          <table:table-cell table:number-columns-repeated="3"/>
          <table:table-cell office:value-type="string" calcext:value-type="string">
            <text:p>Sunrise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A3]/24" office:value-type="float" office:value="0.0208333333333333" calcext:value-type="float">
            <text:p>0.0208333333333333</text:p>
          </table:table-cell>
          <table:table-cell table:formula="of:=VMIN + (VMAX-VMIN) * IF([.B3]&lt;NOON; (1+TANH(K*([.B3]- (SUNRISE + X))))/2; (1+TANH(K*(SUNSET - ([.B3]+X))))/2)" office:value-type="float" office:value="0.00000013699334755479" calcext:value-type="float">
            <text:p>1.36993347554792E-07</text:p>
          </table:table-cell>
          <table:table-cell table:formula="of:=AND([.B3]&gt;SUNRISE; [.B3]&lt;SUNSET)" office:value-type="boolean" office:boolean-value="false" calcext:value-type="boolean">
            <text:p>FALSE</text:p>
          </table:table-cell>
          <table:table-cell table:number-columns-repeated="3"/>
          <table:table-cell office:value-type="string" calcext:value-type="string">
            <text:p>Noon</text:p>
          </table:table-cell>
          <table:table-cell office:value-type="float" office:value="0.509" calcext:value-type="float">
            <text:p>0.5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]/24" office:value-type="float" office:value="0.0416666666666667" calcext:value-type="float">
            <text:p>0.0416666666666667</text:p>
          </table:table-cell>
          <table:table-cell table:formula="of:=VMIN + (VMAX-VMIN) * IF([.B4]&lt;NOON; (1+TANH(K*([.B4]- (SUNRISE + X))))/2; (1+TANH(K*(SUNSET - ([.B4]+X))))/2)" office:value-type="float" office:value="0.00000034261207404462" calcext:value-type="float">
            <text:p>3.42612074044624E-07</text:p>
          </table:table-cell>
          <table:table-cell table:formula="of:=AND([.B4]&gt;SUNRISE; [.B4]&lt;SUNSET)" office:value-type="boolean" office:boolean-value="false" calcext:value-type="boolean">
            <text:p>FALSE</text:p>
          </table:table-cell>
          <table:table-cell table:number-columns-repeated="3"/>
          <table:table-cell office:value-type="string" calcext:value-type="string">
            <text:p>Sunset</text:p>
          </table:table-cell>
          <table:table-cell office:value-type="float" office:value="0.676" calcext:value-type="float">
            <text:p>0.676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A5]/24" office:value-type="float" office:value="0.0625" calcext:value-type="float">
            <text:p>0.0625</text:p>
          </table:table-cell>
          <table:table-cell table:formula="of:=VMIN + (VMAX-VMIN) * IF([.B5]&lt;NOON; (1+TANH(K*([.B5]- (SUNRISE + X))))/2; (1+TANH(K*(SUNSET - ([.B5]+X))))/2)" office:value-type="float" office:value="0.00000085685180450934" calcext:value-type="float">
            <text:p>8.5685180450934E-07</text:p>
          </table:table-cell>
          <table:table-cell table:formula="of:=AND([.B5]&gt;SUNRISE; [.B5]&lt;SUNSET)" office:value-type="boolean" office:boolean-value="false" calcext:value-type="boolean">
            <text:p>FALSE</text:p>
          </table:table-cell>
          <table:table-cell table:number-columns-repeated="3"/>
          <table:table-cell office:value-type="string" calcext:value-type="string">
            <text:p>Minimu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6]/24" office:value-type="float" office:value="0.0833333333333333" calcext:value-type="float">
            <text:p>0.0833333333333333</text:p>
          </table:table-cell>
          <table:table-cell table:formula="of:=VMIN + (VMAX-VMIN) * IF([.B6]&lt;NOON; (1+TANH(K*([.B6]- (SUNRISE + X))))/2; (1+TANH(K*(SUNSET - ([.B6]+X))))/2)" office:value-type="float" office:value="0.00000214293220768269" calcext:value-type="float">
            <text:p>2.14293220768269E-06</text:p>
          </table:table-cell>
          <table:table-cell table:formula="of:=AND([.B6]&gt;SUNRISE; [.B6]&lt;SUNSET)" office:value-type="boolean" office:boolean-value="false" calcext:value-type="boolean">
            <text:p>FALSE</text:p>
          </table:table-cell>
          <table:table-cell table:number-columns-repeated="3"/>
          <table:table-cell office:value-type="string" calcext:value-type="string">
            <text:p>Maxim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A7]/24" office:value-type="float" office:value="0.104166666666667" calcext:value-type="float">
            <text:p>0.104166666666667</text:p>
          </table:table-cell>
          <table:table-cell table:formula="of:=VMIN + (VMAX-VMIN) * IF([.B7]&lt;NOON; (1+TANH(K*([.B7]- (SUNRISE + X))))/2; (1+TANH(K*(SUNSET - ([.B7]+X))))/2)" office:value-type="float" office:value="0.00000535932766698721" calcext:value-type="float">
            <text:p>5.35932766698721E-06</text:p>
          </table:table-cell>
          <table:table-cell table:formula="of:=AND([.B7]&gt;SUNRISE; [.B7]&lt;SUNSET)" office:value-type="boolean" office:boolean-value="false" calcext:value-type="boolean">
            <text:p>FALSE</text:p>
          </table:table-cell>
          <table:table-cell table:number-columns-repeated="3"/>
          <table:table-cell office:value-type="string" calcext:value-type="string">
            <text:p>K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8]/24" office:value-type="float" office:value="0.125" calcext:value-type="float">
            <text:p>0.125</text:p>
          </table:table-cell>
          <table:table-cell table:formula="of:=VMIN + (VMAX-VMIN) * IF([.B8]&lt;NOON; (1+TANH(K*([.B8]- (SUNRISE + X))))/2; (1+TANH(K*(SUNSET - ([.B8]+X))))/2)" office:value-type="float" office:value="0.0000134032491926339" calcext:value-type="float">
            <text:p>1.34032491926339E-05</text:p>
          </table:table-cell>
          <table:table-cell table:formula="of:=AND([.B8]&gt;SUNRISE; [.B8]&lt;SUNSET)" office:value-type="boolean" office:boolean-value="false" calcext:value-type="boolean">
            <text:p>FALSE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A9]/24" office:value-type="float" office:value="0.145833333333333" calcext:value-type="float">
            <text:p>0.145833333333333</text:p>
          </table:table-cell>
          <table:table-cell table:formula="of:=VMIN + (VMAX-VMIN) * IF([.B9]&lt;NOON; (1+TANH(K*([.B9]- (SUNRISE + X))))/2; (1+TANH(K*(SUNSET - ([.B9]+X))))/2)" office:value-type="float" office:value="0.0000335200478802644" calcext:value-type="float">
            <text:p>3.35200478802644E-05</text:p>
          </table:table-cell>
          <table:table-cell table:formula="of:=AND([.B9]&gt;SUNRISE; [.B9]&lt;SUNSET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0]/24" office:value-type="float" office:value="0.166666666666667" calcext:value-type="float">
            <text:p>0.166666666666667</text:p>
          </table:table-cell>
          <table:table-cell table:formula="of:=VMIN + (VMAX-VMIN) * IF([.B10]&lt;NOON; (1+TANH(K*([.B10]- (SUNRISE + X))))/2; (1+TANH(K*(SUNSET - ([.B10]+X))))/2)" office:value-type="float" office:value="0.0000838274115139703" calcext:value-type="float">
            <text:p>8.38274115139703E-05</text:p>
          </table:table-cell>
          <table:table-cell table:formula="of:=AND([.B10]&gt;SUNRISE; [.B10]&lt;SUNSET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A11]/24" office:value-type="float" office:value="0.1875" calcext:value-type="float">
            <text:p>0.1875</text:p>
          </table:table-cell>
          <table:table-cell table:formula="of:=VMIN + (VMAX-VMIN) * IF([.B11]&lt;NOON; (1+TANH(K*([.B11]- (SUNRISE + X))))/2; (1+TANH(K*(SUNSET - ([.B11]+X))))/2)" office:value-type="float" office:value="0.000209620953206258" calcext:value-type="float">
            <text:p>0.000209620953206258</text:p>
          </table:table-cell>
          <table:table-cell table:formula="of:=AND([.B11]&gt;SUNRISE; [.B11]&lt;SUNSET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2]/24" office:value-type="float" office:value="0.208333333333333" calcext:value-type="float">
            <text:p>0.208333333333333</text:p>
          </table:table-cell>
          <table:table-cell table:formula="of:=VMIN + (VMAX-VMIN) * IF([.B12]&lt;NOON; (1+TANH(K*([.B12]- (SUNRISE + X))))/2; (1+TANH(K*(SUNSET - ([.B12]+X))))/2)" office:value-type="float" office:value="0.000524084537655956" calcext:value-type="float">
            <text:p>0.000524084537655956</text:p>
          </table:table-cell>
          <table:table-cell table:formula="of:=AND([.B12]&gt;SUNRISE; [.B12]&lt;SUNSET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5.5" calcext:value-type="float">
            <text:p>5.5</text:p>
          </table:table-cell>
          <table:table-cell table:formula="of:=[.A13]/24" office:value-type="float" office:value="0.229166666666667" calcext:value-type="float">
            <text:p>0.229166666666667</text:p>
          </table:table-cell>
          <table:table-cell table:formula="of:=VMIN + (VMAX-VMIN) * IF([.B13]&lt;NOON; (1+TANH(K*([.B13]- (SUNRISE + X))))/2; (1+TANH(K*(SUNSET - ([.B13]+X))))/2)" office:value-type="float" office:value="0.00130967377589597" calcext:value-type="float">
            <text:p>0.00130967377589597</text:p>
          </table:table-cell>
          <table:table-cell table:formula="of:=AND([.B13]&gt;SUNRISE; [.B13]&lt;SUNSET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4]/24" office:value-type="float" office:value="0.25" calcext:value-type="float">
            <text:p>0.25</text:p>
          </table:table-cell>
          <table:table-cell table:formula="of:=VMIN + (VMAX-VMIN) * IF([.B14]&lt;NOON; (1+TANH(K*([.B14]- (SUNRISE + X))))/2; (1+TANH(K*(SUNSET - ([.B14]+X))))/2)" office:value-type="float" office:value="0.00326898956163862" calcext:value-type="float">
            <text:p>0.00326898956163862</text:p>
          </table:table-cell>
          <table:table-cell table:formula="of:=AND([.B14]&gt;SUNRISE; [.B14]&lt;SUNSET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6.5" calcext:value-type="float">
            <text:p>6.5</text:p>
          </table:table-cell>
          <table:table-cell table:formula="of:=[.A15]/24" office:value-type="float" office:value="0.270833333333333" calcext:value-type="float">
            <text:p>0.270833333333333</text:p>
          </table:table-cell>
          <table:table-cell table:formula="of:=VMIN + (VMAX-VMIN) * IF([.B15]&lt;NOON; (1+TANH(K*([.B15]- (SUNRISE + X))))/2; (1+TANH(K*(SUNSET - ([.B15]+X))))/2)" office:value-type="float" office:value="0.00813562887023256" calcext:value-type="float">
            <text:p>0.00813562887023256</text:p>
          </table:table-cell>
          <table:table-cell table:formula="of:=AND([.B15]&gt;SUNRISE; [.B15]&lt;SUNSET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6]/24" office:value-type="float" office:value="0.291666666666667" calcext:value-type="float">
            <text:p>0.291666666666667</text:p>
          </table:table-cell>
          <table:table-cell table:formula="of:=VMIN + (VMAX-VMIN) * IF([.B16]&lt;NOON; (1+TANH(K*([.B16]- (SUNRISE + X))))/2; (1+TANH(K*(SUNSET - ([.B16]+X))))/2)" office:value-type="float" office:value="0.0201012614469822" calcext:value-type="float">
            <text:p>0.0201012614469822</text:p>
          </table:table-cell>
          <table:table-cell table:formula="of:=AND([.B16]&gt;SUNRISE; [.B16]&lt;SUNSET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7.5" calcext:value-type="float">
            <text:p>7.5</text:p>
          </table:table-cell>
          <table:table-cell table:formula="of:=[.A17]/24" office:value-type="float" office:value="0.3125" calcext:value-type="float">
            <text:p>0.3125</text:p>
          </table:table-cell>
          <table:table-cell table:formula="of:=VMIN + (VMAX-VMIN) * IF([.B17]&lt;NOON; (1+TANH(K*([.B17]- (SUNRISE + X))))/2; (1+TANH(K*(SUNSET - ([.B17]+X))))/2)" office:value-type="float" office:value="0.0487997229988" calcext:value-type="float">
            <text:p>0.0487997229988</text:p>
          </table:table-cell>
          <table:table-cell table:formula="of:=AND([.B17]&gt;SUNRISE; [.B17]&lt;SUNSET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8]/24" office:value-type="float" office:value="0.333333333333333" calcext:value-type="float">
            <text:p>0.333333333333333</text:p>
          </table:table-cell>
          <table:table-cell table:formula="of:=VMIN + (VMAX-VMIN) * IF([.B18]&lt;NOON; (1+TANH(K*([.B18]- (SUNRISE + X))))/2; (1+TANH(K*(SUNSET - ([.B18]+X))))/2)" office:value-type="float" office:value="0.113715999558323" calcext:value-type="float">
            <text:p>0.113715999558323</text:p>
          </table:table-cell>
          <table:table-cell table:formula="of:=AND([.B18]&gt;SUNRISE; [.B18]&lt;SUNSET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8.5" calcext:value-type="float">
            <text:p>8.5</text:p>
          </table:table-cell>
          <table:table-cell table:formula="of:=[.A19]/24" office:value-type="float" office:value="0.354166666666667" calcext:value-type="float">
            <text:p>0.354166666666667</text:p>
          </table:table-cell>
          <table:table-cell table:formula="of:=VMIN + (VMAX-VMIN) * IF([.B19]&lt;NOON; (1+TANH(K*([.B19]- (SUNRISE + X))))/2; (1+TANH(K*(SUNSET - ([.B19]+X))))/2)" office:value-type="float" office:value="0.242932890562606" calcext:value-type="float">
            <text:p>0.242932890562606</text:p>
          </table:table-cell>
          <table:table-cell table:formula="of:=AND([.B19]&gt;SUNRISE; [.B19]&lt;SUNSET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20]/24" office:value-type="float" office:value="0.375" calcext:value-type="float">
            <text:p>0.375</text:p>
          </table:table-cell>
          <table:table-cell table:formula="of:=VMIN + (VMAX-VMIN) * IF([.B20]&lt;NOON; (1+TANH(K*([.B20]- (SUNRISE + X))))/2; (1+TANH(K*(SUNSET - ([.B20]+X))))/2)" office:value-type="float" office:value="0.445220764892785" calcext:value-type="float">
            <text:p>0.445220764892785</text:p>
          </table:table-cell>
          <table:table-cell table:formula="of:=AND([.B20]&gt;SUNRISE; [.B20]&lt;SUNSET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9.5" calcext:value-type="float">
            <text:p>9.5</text:p>
          </table:table-cell>
          <table:table-cell table:formula="of:=[.A21]/24" office:value-type="float" office:value="0.395833333333333" calcext:value-type="float">
            <text:p>0.395833333333333</text:p>
          </table:table-cell>
          <table:table-cell table:formula="of:=VMIN + (VMAX-VMIN) * IF([.B21]&lt;NOON; (1+TANH(K*([.B21]- (SUNRISE + X))))/2; (1+TANH(K*(SUNSET - ([.B21]+X))))/2)" office:value-type="float" office:value="0.66744831538324" calcext:value-type="float">
            <text:p>0.66744831538324</text:p>
          </table:table-cell>
          <table:table-cell table:formula="of:=AND([.B21]&gt;SUNRISE; [.B21]&lt;SUNSET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22]/24" office:value-type="float" office:value="0.416666666666667" calcext:value-type="float">
            <text:p>0.416666666666667</text:p>
          </table:table-cell>
          <table:table-cell table:formula="of:=VMIN + (VMAX-VMIN) * IF([.B22]&lt;NOON; (1+TANH(K*([.B22]- (SUNRISE + X))))/2; (1+TANH(K*(SUNSET - ([.B22]+X))))/2)" office:value-type="float" office:value="0.83387366172835" calcext:value-type="float">
            <text:p>0.83387366172835</text:p>
          </table:table-cell>
          <table:table-cell table:formula="of:=AND([.B22]&gt;SUNRISE; [.B22]&lt;SUNSET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0.5" calcext:value-type="float">
            <text:p>10.5</text:p>
          </table:table-cell>
          <table:table-cell table:formula="of:=[.A23]/24" office:value-type="float" office:value="0.4375" calcext:value-type="float">
            <text:p>0.4375</text:p>
          </table:table-cell>
          <table:table-cell table:formula="of:=VMIN + (VMAX-VMIN) * IF([.B23]&lt;NOON; (1+TANH(K*([.B23]- (SUNRISE + X))))/2; (1+TANH(K*(SUNSET - ([.B23]+X))))/2)" office:value-type="float" office:value="0.926218353397535" calcext:value-type="float">
            <text:p>0.926218353397535</text:p>
          </table:table-cell>
          <table:table-cell table:formula="of:=AND([.B23]&gt;SUNRISE; [.B23]&lt;SUNSET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24]/24" office:value-type="float" office:value="0.458333333333333" calcext:value-type="float">
            <text:p>0.458333333333333</text:p>
          </table:table-cell>
          <table:table-cell table:formula="of:=VMIN + (VMAX-VMIN) * IF([.B24]&lt;NOON; (1+TANH(K*([.B24]- (SUNRISE + X))))/2; (1+TANH(K*(SUNSET - ([.B24]+X))))/2)" office:value-type="float" office:value="0.969131577886384" calcext:value-type="float">
            <text:p>0.969131577886384</text:p>
          </table:table-cell>
          <table:table-cell table:formula="of:=AND([.B24]&gt;SUNRISE; [.B24]&lt;SUNSET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1.5" calcext:value-type="float">
            <text:p>11.5</text:p>
          </table:table-cell>
          <table:table-cell table:formula="of:=[.A25]/24" office:value-type="float" office:value="0.479166666666667" calcext:value-type="float">
            <text:p>0.479166666666667</text:p>
          </table:table-cell>
          <table:table-cell table:formula="of:=VMIN + (VMAX-VMIN) * IF([.B25]&lt;NOON; (1+TANH(K*([.B25]- (SUNRISE + X))))/2; (1+TANH(K*(SUNSET - ([.B25]+X))))/2)" office:value-type="float" office:value="0.987424298487105" calcext:value-type="float">
            <text:p>0.987424298487105</text:p>
          </table:table-cell>
          <table:table-cell table:formula="of:=AND([.B25]&gt;SUNRISE; [.B25]&lt;SUNSET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26]/24" office:value-type="float" office:value="0.5" calcext:value-type="float">
            <text:p>0.5</text:p>
          </table:table-cell>
          <table:table-cell table:formula="of:=VMIN + (VMAX-VMIN) * IF([.B26]&lt;NOON; (1+TANH(K*([.B26]- (SUNRISE + X))))/2; (1+TANH(K*(SUNSET - ([.B26]+X))))/2)" office:value-type="float" office:value="0.994933370666534" calcext:value-type="float">
            <text:p>0.994933370666534</text:p>
          </table:table-cell>
          <table:table-cell table:formula="of:=AND([.B26]&gt;SUNRISE; [.B26]&lt;SUNSET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2.5" calcext:value-type="float">
            <text:p>12.5</text:p>
          </table:table-cell>
          <table:table-cell table:formula="of:=[.A27]/24" office:value-type="float" office:value="0.520833333333333" calcext:value-type="float">
            <text:p>0.520833333333333</text:p>
          </table:table-cell>
          <table:table-cell table:formula="of:=VMIN + (VMAX-VMIN) * IF([.B27]&lt;NOON; (1+TANH(K*([.B27]- (SUNRISE + X))))/2; (1+TANH(K*(SUNSET - ([.B27]+X))))/2)" office:value-type="float" office:value="0.993740235860303" calcext:value-type="float">
            <text:p>0.993740235860303</text:p>
          </table:table-cell>
          <table:table-cell table:formula="of:=AND([.B27]&gt;SUNRISE; [.B27]&lt;SUNSET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28]/24" office:value-type="float" office:value="0.541666666666667" calcext:value-type="float">
            <text:p>0.541666666666667</text:p>
          </table:table-cell>
          <table:table-cell table:formula="of:=VMIN + (VMAX-VMIN) * IF([.B28]&lt;NOON; (1+TANH(K*([.B28]- (SUNRISE + X))))/2; (1+TANH(K*(SUNSET - ([.B28]+X))))/2)" office:value-type="float" office:value="0.984490426061512" calcext:value-type="float">
            <text:p>0.984490426061512</text:p>
          </table:table-cell>
          <table:table-cell table:formula="of:=AND([.B28]&gt;SUNRISE; [.B28]&lt;SUNSET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3.5" calcext:value-type="float">
            <text:p>13.5</text:p>
          </table:table-cell>
          <table:table-cell table:formula="of:=[.A29]/24" office:value-type="float" office:value="0.5625" calcext:value-type="float">
            <text:p>0.5625</text:p>
          </table:table-cell>
          <table:table-cell table:formula="of:=VMIN + (VMAX-VMIN) * IF([.B29]&lt;NOON; (1+TANH(K*([.B29]- (SUNRISE + X))))/2; (1+TANH(K*(SUNSET - ([.B29]+X))))/2)" office:value-type="float" office:value="0.962093899779564" calcext:value-type="float">
            <text:p>0.962093899779564</text:p>
          </table:table-cell>
          <table:table-cell table:formula="of:=AND([.B29]&gt;SUNRISE; [.B29]&lt;SUNSET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30]/24" office:value-type="float" office:value="0.583333333333333" calcext:value-type="float">
            <text:p>0.583333333333333</text:p>
          </table:table-cell>
          <table:table-cell table:formula="of:=VMIN + (VMAX-VMIN) * IF([.B30]&lt;NOON; (1+TANH(K*([.B30]- (SUNRISE + X))))/2; (1+TANH(K*(SUNSET - ([.B30]+X))))/2)" office:value-type="float" office:value="0.910302440351243" calcext:value-type="float">
            <text:p>0.910302440351243</text:p>
          </table:table-cell>
          <table:table-cell table:formula="of:=AND([.B30]&gt;SUNRISE; [.B30]&lt;SUNSET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4.5" calcext:value-type="float">
            <text:p>14.5</text:p>
          </table:table-cell>
          <table:table-cell table:formula="of:=[.A31]/24" office:value-type="float" office:value="0.604166666666667" calcext:value-type="float">
            <text:p>0.604166666666667</text:p>
          </table:table-cell>
          <table:table-cell table:formula="of:=VMIN + (VMAX-VMIN) * IF([.B31]&lt;NOON; (1+TANH(K*([.B31]- (SUNRISE + X))))/2; (1+TANH(K*(SUNSET - ([.B31]+X))))/2)" office:value-type="float" office:value="0.802289657178613" calcext:value-type="float">
            <text:p>0.802289657178613</text:p>
          </table:table-cell>
          <table:table-cell table:formula="of:=AND([.B31]&gt;SUNRISE; [.B31]&lt;SUNSET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32]/24" office:value-type="float" office:value="0.625" calcext:value-type="float">
            <text:p>0.625</text:p>
          </table:table-cell>
          <table:table-cell table:formula="of:=VMIN + (VMAX-VMIN) * IF([.B32]&lt;NOON; (1+TANH(K*([.B32]- (SUNRISE + X))))/2; (1+TANH(K*(SUNSET - ([.B32]+X))))/2)" office:value-type="float" office:value="0.618691970601293" calcext:value-type="float">
            <text:p>0.618691970601293</text:p>
          </table:table-cell>
          <table:table-cell table:formula="of:=AND([.B32]&gt;SUNRISE; [.B32]&lt;SUNSET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5.5" calcext:value-type="float">
            <text:p>15.5</text:p>
          </table:table-cell>
          <table:table-cell table:formula="of:=[.A33]/24" office:value-type="float" office:value="0.645833333333333" calcext:value-type="float">
            <text:p>0.645833333333333</text:p>
          </table:table-cell>
          <table:table-cell table:formula="of:=VMIN + (VMAX-VMIN) * IF([.B33]&lt;NOON; (1+TANH(K*([.B33]- (SUNRISE + X))))/2; (1+TANH(K*(SUNSET - ([.B33]+X))))/2)" office:value-type="float" office:value="0.393489736298397" calcext:value-type="float">
            <text:p>0.393489736298397</text:p>
          </table:table-cell>
          <table:table-cell table:formula="of:=AND([.B33]&gt;SUNRISE; [.B33]&lt;SUNSET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34]/24" office:value-type="float" office:value="0.666666666666667" calcext:value-type="float">
            <text:p>0.666666666666667</text:p>
          </table:table-cell>
          <table:table-cell table:formula="of:=VMIN + (VMAX-VMIN) * IF([.B34]&lt;NOON; (1+TANH(K*([.B34]- (SUNRISE + X))))/2; (1+TANH(K*(SUNSET - ([.B34]+X))))/2)" office:value-type="float" office:value="0.205979385014131" calcext:value-type="float">
            <text:p>0.205979385014131</text:p>
          </table:table-cell>
          <table:table-cell table:formula="of:=AND([.B34]&gt;SUNRISE; [.B34]&lt;SUNSET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6.5" calcext:value-type="float">
            <text:p>16.5</text:p>
          </table:table-cell>
          <table:table-cell table:formula="of:=[.A35]/24" office:value-type="float" office:value="0.6875" calcext:value-type="float">
            <text:p>0.6875</text:p>
          </table:table-cell>
          <table:table-cell table:formula="of:=VMIN + (VMAX-VMIN) * IF([.B35]&lt;NOON; (1+TANH(K*([.B35]- (SUNRISE + X))))/2; (1+TANH(K*(SUNSET - ([.B35]+X))))/2)" office:value-type="float" office:value="0.093978244879234" calcext:value-type="float">
            <text:p>0.093978244879234</text:p>
          </table:table-cell>
          <table:table-cell table:formula="of:=AND([.B35]&gt;SUNRISE; [.B35]&lt;SUNSET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36]/24" office:value-type="float" office:value="0.708333333333333" calcext:value-type="float">
            <text:p>0.708333333333333</text:p>
          </table:table-cell>
          <table:table-cell table:formula="of:=VMIN + (VMAX-VMIN) * IF([.B36]&lt;NOON; (1+TANH(K*([.B36]- (SUNRISE + X))))/2; (1+TANH(K*(SUNSET - ([.B36]+X))))/2)" office:value-type="float" office:value="0.0398232424614384" calcext:value-type="float">
            <text:p>0.0398232424614384</text:p>
          </table:table-cell>
          <table:table-cell table:formula="of:=AND([.B36]&gt;SUNRISE; [.B36]&lt;SUNSET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7.5" calcext:value-type="float">
            <text:p>17.5</text:p>
          </table:table-cell>
          <table:table-cell table:formula="of:=[.A37]/24" office:value-type="float" office:value="0.729166666666667" calcext:value-type="float">
            <text:p>0.729166666666667</text:p>
          </table:table-cell>
          <table:table-cell table:formula="of:=VMIN + (VMAX-VMIN) * IF([.B37]&lt;NOON; (1+TANH(K*([.B37]- (SUNRISE + X))))/2; (1+TANH(K*(SUNSET - ([.B37]+X))))/2)" office:value-type="float" office:value="0.0163131939716029" calcext:value-type="float">
            <text:p>0.0163131939716029</text:p>
          </table:table-cell>
          <table:table-cell table:formula="of:=AND([.B37]&gt;SUNRISE; [.B37]&lt;SUNSET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38]/24" office:value-type="float" office:value="0.75" calcext:value-type="float">
            <text:p>0.75</text:p>
          </table:table-cell>
          <table:table-cell table:formula="of:=VMIN + (VMAX-VMIN) * IF([.B38]&lt;NOON; (1+TANH(K*([.B38]- (SUNRISE + X))))/2; (1+TANH(K*(SUNSET - ([.B38]+X))))/2)" office:value-type="float" office:value="0.00658731723728417" calcext:value-type="float">
            <text:p>0.00658731723728417</text:p>
          </table:table-cell>
          <table:table-cell table:formula="of:=AND([.B38]&gt;SUNRISE; [.B38]&lt;SUNSET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8.5" calcext:value-type="float">
            <text:p>18.5</text:p>
          </table:table-cell>
          <table:table-cell table:formula="of:=[.A39]/24" office:value-type="float" office:value="0.770833333333333" calcext:value-type="float">
            <text:p>0.770833333333333</text:p>
          </table:table-cell>
          <table:table-cell table:formula="of:=VMIN + (VMAX-VMIN) * IF([.B39]&lt;NOON; (1+TANH(K*([.B39]- (SUNRISE + X))))/2; (1+TANH(K*(SUNSET - ([.B39]+X))))/2)" office:value-type="float" office:value="0.00264439080400042" calcext:value-type="float">
            <text:p>0.00264439080400042</text:p>
          </table:table-cell>
          <table:table-cell table:formula="of:=AND([.B39]&gt;SUNRISE; [.B39]&lt;SUNSET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40]/24" office:value-type="float" office:value="0.791666666666667" calcext:value-type="float">
            <text:p>0.791666666666667</text:p>
          </table:table-cell>
          <table:table-cell table:formula="of:=VMIN + (VMAX-VMIN) * IF([.B40]&lt;NOON; (1+TANH(K*([.B40]- (SUNRISE + X))))/2; (1+TANH(K*(SUNSET - ([.B40]+X))))/2)" office:value-type="float" office:value="0.00105903947853225" calcext:value-type="float">
            <text:p>0.00105903947853225</text:p>
          </table:table-cell>
          <table:table-cell table:formula="of:=AND([.B40]&gt;SUNRISE; [.B40]&lt;SUNSET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9.5" calcext:value-type="float">
            <text:p>19.5</text:p>
          </table:table-cell>
          <table:table-cell table:formula="of:=[.A41]/24" office:value-type="float" office:value="0.8125" calcext:value-type="float">
            <text:p>0.8125</text:p>
          </table:table-cell>
          <table:table-cell table:formula="of:=VMIN + (VMAX-VMIN) * IF([.B41]&lt;NOON; (1+TANH(K*([.B41]- (SUNRISE + X))))/2; (1+TANH(K*(SUNSET - ([.B41]+X))))/2)" office:value-type="float" office:value="0.000423725882357673" calcext:value-type="float">
            <text:p>0.000423725882357673</text:p>
          </table:table-cell>
          <table:table-cell table:formula="of:=AND([.B41]&gt;SUNRISE; [.B41]&lt;SUNSET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42]/24" office:value-type="float" office:value="0.833333333333333" calcext:value-type="float">
            <text:p>0.833333333333333</text:p>
          </table:table-cell>
          <table:table-cell table:formula="of:=VMIN + (VMAX-VMIN) * IF([.B42]&lt;NOON; (1+TANH(K*([.B42]- (SUNRISE + X))))/2; (1+TANH(K*(SUNSET - ([.B42]+X))))/2)" office:value-type="float" office:value="0.000169469743623807" calcext:value-type="float">
            <text:p>0.000169469743623807</text:p>
          </table:table-cell>
          <table:table-cell table:formula="of:=AND([.B42]&gt;SUNRISE; [.B42]&lt;SUNSET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20.5" calcext:value-type="float">
            <text:p>20.5</text:p>
          </table:table-cell>
          <table:table-cell table:formula="of:=[.A43]/24" office:value-type="float" office:value="0.854166666666667" calcext:value-type="float">
            <text:p>0.854166666666667</text:p>
          </table:table-cell>
          <table:table-cell table:formula="of:=VMIN + (VMAX-VMIN) * IF([.B43]&lt;NOON; (1+TANH(K*([.B43]- (SUNRISE + X))))/2; (1+TANH(K*(SUNSET - ([.B43]+X))))/2)" office:value-type="float" office:value="0.0000677693110452404" calcext:value-type="float">
            <text:p>6.77693110452404E-05</text:p>
          </table:table-cell>
          <table:table-cell table:formula="of:=AND([.B43]&gt;SUNRISE; [.B43]&lt;SUNSET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44]/24" office:value-type="float" office:value="0.875" calcext:value-type="float">
            <text:p>0.875</text:p>
          </table:table-cell>
          <table:table-cell table:formula="of:=VMIN + (VMAX-VMIN) * IF([.B44]&lt;NOON; (1+TANH(K*([.B44]- (SUNRISE + X))))/2; (1+TANH(K*(SUNSET - ([.B44]+X))))/2)" office:value-type="float" office:value="0.0000270986377463589" calcext:value-type="float">
            <text:p>2.70986377463589E-05</text:p>
          </table:table-cell>
          <table:table-cell table:formula="of:=AND([.B44]&gt;SUNRISE; [.B44]&lt;SUNSET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21.5" calcext:value-type="float">
            <text:p>21.5</text:p>
          </table:table-cell>
          <table:table-cell table:formula="of:=[.A45]/24" office:value-type="float" office:value="0.895833333333333" calcext:value-type="float">
            <text:p>0.895833333333333</text:p>
          </table:table-cell>
          <table:table-cell table:formula="of:=VMIN + (VMAX-VMIN) * IF([.B45]&lt;NOON; (1+TANH(K*([.B45]- (SUNRISE + X))))/2; (1+TANH(K*(SUNSET - ([.B45]+X))))/2)" office:value-type="float" office:value="0.0000108355571575292" calcext:value-type="float">
            <text:p>1.08355571575292E-05</text:p>
          </table:table-cell>
          <table:table-cell table:formula="of:=AND([.B45]&gt;SUNRISE; [.B45]&lt;SUNSET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46]/24" office:value-type="float" office:value="0.916666666666667" calcext:value-type="float">
            <text:p>0.916666666666667</text:p>
          </table:table-cell>
          <table:table-cell table:formula="of:=VMIN + (VMAX-VMIN) * IF([.B46]&lt;NOON; (1+TANH(K*([.B46]- (SUNRISE + X))))/2; (1+TANH(K*(SUNSET - ([.B46]+X))))/2)" office:value-type="float" office:value="0.0000043326219589801" calcext:value-type="float">
            <text:p>4.3326219589801E-06</text:p>
          </table:table-cell>
          <table:table-cell table:formula="of:=AND([.B46]&gt;SUNRISE; [.B46]&lt;SUNSET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22.5" calcext:value-type="float">
            <text:p>22.5</text:p>
          </table:table-cell>
          <table:table-cell table:formula="of:=[.A47]/24" office:value-type="float" office:value="0.9375" calcext:value-type="float">
            <text:p>0.9375</text:p>
          </table:table-cell>
          <table:table-cell table:formula="of:=VMIN + (VMAX-VMIN) * IF([.B47]&lt;NOON; (1+TANH(K*([.B47]- (SUNRISE + X))))/2; (1+TANH(K*(SUNSET - ([.B47]+X))))/2)" office:value-type="float" office:value="0.00000173240189732526" calcext:value-type="float">
            <text:p>1.73240189732526E-06</text:p>
          </table:table-cell>
          <table:table-cell table:formula="of:=AND([.B47]&gt;SUNRISE; [.B47]&lt;SUNSET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48]/24" office:value-type="float" office:value="0.958333333333333" calcext:value-type="float">
            <text:p>0.958333333333333</text:p>
          </table:table-cell>
          <table:table-cell table:formula="of:=VMIN + (VMAX-VMIN) * IF([.B48]&lt;NOON; (1+TANH(K*([.B48]- (SUNRISE + X))))/2; (1+TANH(K*(SUNSET - ([.B48]+X))))/2)" office:value-type="float" office:value="0.00000069270102004415" calcext:value-type="float">
            <text:p>6.92701020044151E-07</text:p>
          </table:table-cell>
          <table:table-cell table:formula="of:=AND([.B48]&gt;SUNRISE; [.B48]&lt;SUNSET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23.5" calcext:value-type="float">
            <text:p>23.5</text:p>
          </table:table-cell>
          <table:table-cell table:formula="of:=[.A49]/24" office:value-type="float" office:value="0.979166666666667" calcext:value-type="float">
            <text:p>0.979166666666667</text:p>
          </table:table-cell>
          <table:table-cell table:formula="of:=VMIN + (VMAX-VMIN) * IF([.B49]&lt;NOON; (1+TANH(K*([.B49]- (SUNRISE + X))))/2; (1+TANH(K*(SUNSET - ([.B49]+X))))/2)" office:value-type="float" office:value="0.00000027697637855484" calcext:value-type="float">
            <text:p>2.76976378554839E-07</text:p>
          </table:table-cell>
          <table:table-cell table:formula="of:=AND([.B49]&gt;SUNRISE; [.B49]&lt;SUNSET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50]/24" office:value-type="float" office:value="1" calcext:value-type="float">
            <text:p>1</text:p>
          </table:table-cell>
          <table:table-cell table:formula="of:=VMIN + (VMAX-VMIN) * IF([.B50]&lt;NOON; (1+TANH(K*([.B50]- (SUNRISE + X))))/2; (1+TANH(K*(SUNSET - ([.B50]+X))))/2)" office:value-type="float" office:value="0.00000011074892763974" calcext:value-type="float">
            <text:p>1.10748927639737E-07</text:p>
          </table:table-cell>
          <table:table-cell table:formula="of:=AND([.B50]&gt;SUNRISE; [.B50]&lt;SUNSET)" office:value-type="boolean" office:boolean-value="false" calcext:value-type="boolean">
            <text:p>FALSE</text:p>
          </table:table-cell>
          <table:table-cell table:number-columns-repeated="5"/>
        </table:table-row>
      </table:table>
      <table:named-expressions>
        <table:named-range table:name="K" table:base-cell-address="$Sheet1.$I$7" table:cell-range-address="$Sheet1.$I$7"/>
        <table:named-range table:name="NOON" table:base-cell-address="$Sheet1.$I$3" table:cell-range-address="$Sheet1.$I$3"/>
        <table:named-range table:name="SUNRISE" table:base-cell-address="$Sheet1.$I$2" table:cell-range-address="$Sheet1.$I$2"/>
        <table:named-range table:name="SUNSET" table:base-cell-address="$Sheet1.$I$4" table:cell-range-address="$Sheet1.$I$4"/>
        <table:named-range table:name="VMAX" table:base-cell-address="$Sheet1.$I$6" table:cell-range-address="$Sheet1.$I$6"/>
        <table:named-range table:name="VMIN" table:base-cell-address="$Sheet1.$I$5" table:cell-range-address="$Sheet1.$I$5"/>
        <table:named-range table:name="X" table:base-cell-address="$Sheet1.$I$8" table:cell-range-address="$Sheet1.$I$8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m Hinton</meta:initial-creator>
    <meta:creation-date>2024-01-04T14:38:20.671064292</meta:creation-date>
    <dc:date>2024-01-04T15:38:22.241145089</dc:date>
    <dc:creator>Tom Hinton</dc:creator>
    <meta:editing-duration>PT1H1S</meta:editing-duration>
    <meta:editing-cycles>1</meta:editing-cycles>
    <meta:document-statistic meta:table-count="1" meta:cell-count="216" meta:object-count="1"/>
    <meta:generator>LibreOffice/7.4.7.2$Linux_X86_64 LibreOffice_project/4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849cm" svg:height="17.352cm" xlink:href=".." xlink:type="simple" chart:class="chart:scatter" chart:style-name="ch1">
        <chart:legend chart:legend-position="end" svg:x="28.42cm" svg:y="8.128cm" style:legend-expansion="high" chart:style-name="ch2"/>
        <chart:plot-area chart:style-name="ch3" table:cell-range-address="Sheet1.A1:Sheet1.A50 Sheet1.C1:Sheet1.D50" chart:data-source-has-labels="row" svg:x="0.616cm" svg:y="0.347cm" svg:width="27.188cm" svg:height="16.658cm">
          <chart:coordinate-region svg:x="1.343cm" svg:y="0.547cm" svg:width="26.274cm" svg:height="15.81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50" chart:label-cell-address="Sheet1.C1:Sheet1.C1" chart:class="chart:scatter">
            <chart:domain table:cell-range-address="Sheet1.A2:Sheet1.A50"/>
            <chart:data-point chart:repeated="49"/>
          </chart:series>
          <chart:series chart:style-name="ch8" chart:values-cell-range-address="Sheet1.D2:Sheet1.D50" chart:label-cell-address="Sheet1.D1:Sheet1.D1" chart:class="chart:scatter">
            <chart:data-point chart:repeated="4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lue</text:p>
                <draw:g>
                  <svg:desc>Sheet1.C1:Sheet1.C1</svg:desc>
                </draw:g>
              </table:table-cell>
              <table:table-cell office:value-type="string">
                <text:p>Sun up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50</svg:desc>
                </draw:g>
              </table:table-cell>
              <table:table-cell office:value-type="float" office:value="0.00000005477674719367">
                <text:p>0.00000005477674719367</text:p>
                <draw:g>
                  <svg:desc>Sheet1.C2:Sheet1.C50</svg:desc>
                </draw:g>
              </table:table-cell>
              <table:table-cell office:value-type="float" office:value="0">
                <text:p>0</text:p>
                <draw:g>
                  <svg:desc>Sheet1.D2:Sheet1.D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00000013699334755479">
                <text:p>0.00000013699334755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000034261207404462">
                <text:p>0.00000034261207404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0.00000085685180450934">
                <text:p>0.00000085685180450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00000214293220768269">
                <text:p>0.00000214293220768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0.00000535932766698721">
                <text:p>0.00000535932766698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.0000134032491926339">
                <text:p>0.0000134032491926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0.0000335200478802644">
                <text:p>0.0000335200478802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.0000838274115139703">
                <text:p>0.0000838274115139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0.000209620953206258">
                <text:p>0.000209620953206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0.000524084537655956">
                <text:p>0.000524084537655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0.00130967377589597">
                <text:p>0.00130967377589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0.00326898956163862">
                <text:p>0.00326898956163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0.00813562887023256">
                <text:p>0.00813562887023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0.0201012614469822">
                <text:p>0.0201012614469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0.0487997229988">
                <text:p>0.0487997229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0.113715999558323">
                <text:p>0.113715999558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0.242932890562606">
                <text:p>0.2429328905626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0.445220764892785">
                <text:p>0.4452207648927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0.66744831538324">
                <text:p>0.667448315383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0.83387366172835">
                <text:p>0.833873661728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5">
                <text:p>10.5</text:p>
              </table:table-cell>
              <table:table-cell office:value-type="float" office:value="0.926218353397535">
                <text:p>0.9262183533975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0.969131577886384">
                <text:p>0.9691315778863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5">
                <text:p>11.5</text:p>
              </table:table-cell>
              <table:table-cell office:value-type="float" office:value="0.987424298487105">
                <text:p>0.987424298487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0.994933370666534">
                <text:p>0.9949333706665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5">
                <text:p>12.5</text:p>
              </table:table-cell>
              <table:table-cell office:value-type="float" office:value="0.993740235860303">
                <text:p>0.9937402358603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0.984490426061512">
                <text:p>0.9844904260615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5">
                <text:p>13.5</text:p>
              </table:table-cell>
              <table:table-cell office:value-type="float" office:value="0.962093899779564">
                <text:p>0.9620938997795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0.910302440351243">
                <text:p>0.9103024403512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5">
                <text:p>14.5</text:p>
              </table:table-cell>
              <table:table-cell office:value-type="float" office:value="0.802289657178613">
                <text:p>0.8022896571786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0.618691970601293">
                <text:p>0.6186919706012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5">
                <text:p>15.5</text:p>
              </table:table-cell>
              <table:table-cell office:value-type="float" office:value="0.393489736298397">
                <text:p>0.3934897362983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0.205979385014131">
                <text:p>0.2059793850141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5">
                <text:p>16.5</text:p>
              </table:table-cell>
              <table:table-cell office:value-type="float" office:value="0.093978244879234">
                <text:p>0.093978244879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">
                <text:p>17</text:p>
              </table:table-cell>
              <table:table-cell office:value-type="float" office:value="0.0398232424614384">
                <text:p>0.0398232424614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5">
                <text:p>17.5</text:p>
              </table:table-cell>
              <table:table-cell office:value-type="float" office:value="0.0163131939716029">
                <text:p>0.0163131939716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">
                <text:p>18</text:p>
              </table:table-cell>
              <table:table-cell office:value-type="float" office:value="0.00658731723728417">
                <text:p>0.00658731723728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.5">
                <text:p>18.5</text:p>
              </table:table-cell>
              <table:table-cell office:value-type="float" office:value="0.00264439080400042">
                <text:p>0.00264439080400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">
                <text:p>19</text:p>
              </table:table-cell>
              <table:table-cell office:value-type="float" office:value="0.00105903947853225">
                <text:p>0.00105903947853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5">
                <text:p>19.5</text:p>
              </table:table-cell>
              <table:table-cell office:value-type="float" office:value="0.000423725882357673">
                <text:p>0.000423725882357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0.000169469743623807">
                <text:p>0.000169469743623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.5">
                <text:p>20.5</text:p>
              </table:table-cell>
              <table:table-cell office:value-type="float" office:value="0.0000677693110452404">
                <text:p>0.0000677693110452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0.0000270986377463589">
                <text:p>0.0000270986377463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.5">
                <text:p>21.5</text:p>
              </table:table-cell>
              <table:table-cell office:value-type="float" office:value="0.0000108355571575292">
                <text:p>0.0000108355571575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">
                <text:p>22</text:p>
              </table:table-cell>
              <table:table-cell office:value-type="float" office:value="0.0000043326219589801">
                <text:p>0.0000043326219589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5">
                <text:p>22.5</text:p>
              </table:table-cell>
              <table:table-cell office:value-type="float" office:value="0.00000173240189732526">
                <text:p>0.00000173240189732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">
                <text:p>23</text:p>
              </table:table-cell>
              <table:table-cell office:value-type="float" office:value="0.00000069270102004415">
                <text:p>0.00000069270102004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.5">
                <text:p>23.5</text:p>
              </table:table-cell>
              <table:table-cell office:value-type="float" office:value="0.00000027697637855484">
                <text:p>0.00000027697637855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">
                <text:p>24</text:p>
              </table:table-cell>
              <table:table-cell office:value-type="float" office:value="0.00000011074892763974">
                <text:p>0.0000001107489276397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